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38b94b"/>
    </style:style>
    <style:style style:name="P2" style:family="paragraph" style:parent-style-name="Text_20_body">
      <style:text-properties officeooo:rsid="005127f6" officeooo:paragraph-rsid="005127f6"/>
    </style:style>
    <style:style style:name="P3" style:family="paragraph" style:parent-style-name="Text_20_body">
      <style:text-properties officeooo:rsid="005190d4" officeooo:paragraph-rsid="005190d4"/>
    </style:style>
    <style:style style:name="P4" style:family="paragraph" style:parent-style-name="Text_20_body" style:list-style-name="L1">
      <style:text-properties officeooo:rsid="005190d4" officeooo:paragraph-rsid="005190d4"/>
    </style:style>
    <style:style style:name="P5" style:family="paragraph" style:parent-style-name="Text_20_body">
      <style:text-properties officeooo:paragraph-rsid="0038b94b"/>
    </style:style>
    <style:style style:name="P6" style:family="paragraph" style:parent-style-name="Title">
      <style:text-properties fo:font-size="20pt" style:font-size-asian="20pt" style:font-size-complex="20pt"/>
    </style:style>
    <style:style style:name="T1" style:family="text">
      <style:text-properties officeooo:rsid="00620335"/>
    </style:style>
    <style:style style:name="T2" style:family="text">
      <style:text-properties officeooo:rsid="0065133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社區社團數字身份貨幣</text:p>
      <text:p text:style-name="Text_20_body"/>
      <text:p text:style-name="Text_20_body"/>
      <text:p text:style-name="P2">比特幣等這些數字貨幣因其複雜，而讓很多人看不懂，而且其財富初始化確實也是個問題！創始團隊有點空手套白狼的味道！因爲技術複雜，且匿名，財富不公平分配自然也無法被一般用戶知曉。</text:p>
      <text:p text:style-name="P2"/>
      <text:p text:style-name="P2">一種貨幣如果能做到：</text:p>
      <text:list xml:id="list3896064009" text:style-name="L1">
        <text:list-item>
          <text:p text:style-name="P4">總量永遠保持不變，且可以很方便地被持有者查詢，比如查重複ID，有合理的監督和獎勵機制，比如如果發現重複ID，可得獎勵。</text:p>
        </text:list-item>
        <text:list-item>
          <text:p text:style-name="P4">有大量的人羣監督其貨幣，從而保證其信譽！</text:p>
        </text:list-item>
      </text:list>
      <text:p text:style-name="P3"/>
      <text:p text:style-name="P3">則其信譽就能被越來越多人所接受。貨幣（錢）說白了就是信任！</text:p>
      <text:p text:style-name="P1"/>
      <text:p text:style-name="P1">社區社團數字身份貨幣和之前說的國家數字身份貨幣，大體相同<text:a xlink:type="simple" xlink:href="https://github.com/brianwchh/ID_Currency" text:style-name="Internet_20_link" text:visited-style-name="Visited_20_Internet_20_Link"><text:span text:style-name="T1">https://github.com/brianwchh/ID_Currency</text:span></text:a>。所不同的是，在一定程度上做到了局部去中心化！各個社團或社區組織成員之間和跨社團社區可以實現自給自足的商品自由交換！做到此社團社區之糧草可以換彼社團社區之衣裳的目的！</text:p>
      <text:p text:style-name="P1"/>
      <text:p text:style-name="P1">這樣可以實現全國或全球範圍內的不同經濟圈的自組網，形成穩定的抗自然或人爲災難的自給自足的南寧灣經濟模式！</text:p>
      <text:p text:style-name="P1"/>
      <text:p text:style-name="P1">雖然社團或社區之間的貨幣不一樣，但只要做到和國家數字身份貨幣一樣，有信譽可查詢，而且有其本社團社區大量成員的共同監督，這樣的貨幣就有了可靠的信任。從而別的社團社區人員也敢使用和貨幣交換。其本質就是物物交換，只是這種貨幣有期限，必須要在規定時間內迴流到其社區社團，這種有效期即相當於一種緩衝期，也就相當於社區社團之間簽訂各種互貿協議或合同。因此其本質上就是一種有緩衝期的物物交換。</text:p>
      <text:p text:style-name="P1"/>
      <text:p text:style-name="P1">而社區社團數字身份貨幣與其他貨幣，如美金歐元人民幣等等，之間的交換，因爲是不同的機制，而且這些所謂的國家貨幣都存在打劫式的無節操印錢，最好的交換就是實物交易，一個鴨蛋換一個鴨蛋的東西，不能讓一種貨幣的一個鴨蛋的價錢可以買非洲的一個老婆甚至其全家老小！搞鴨格歧視，這樣鴨子會很生氣的，影響生蛋，後果很嚴重！</text:p>
      <text:p text:style-name="P1"/>
      <text:p text:style-name="P1">一個社區社團有自己的貨幣，就相當於一個小小的國家，小而精，即能團結散沙，握指成拳，保護自身的利益，社區社團之間還能做到去中心化！</text:p>
      <text:p text:style-name="P1"/>
      <text:p text:style-name="P1">GitHub： </text:p>
      <text:p text:style-name="P1"><text:a xlink:type="simple" xlink:href="https://github.com/brianwchh/Community_ID_Currency.git" text:style-name="Internet_20_link" text:visited-style-name="Visited_20_Internet_20_Link"><text:span text:style-name="T2">https://github.com/brianwchh/Community_ID_Currency.git</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in">
          <style:column style:rel-width="32767*" fo:start-indent="0in" fo:end-indent="0.15in"/>
          <style:column style:rel-width="32768*" fo:start-indent="0.1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2T16:54:01.609902564</meta:creation-date>
    <dc:date>2022-08-23T10:38:47.291858227</dc:date>
    <meta:editing-duration>PT2H11M7S</meta:editing-duration>
    <meta:editing-cycles>63</meta:editing-cycles>
    <meta:generator>LibreOffice/6.4.7.2$Linux_X86_64 LibreOffice_project/40$Build-2</meta:generator>
    <meta:document-statistic meta:table-count="0" meta:image-count="0" meta:object-count="0" meta:page-count="1" meta:paragraph-count="13" meta:word-count="786" meta:character-count="889" meta:non-whitespace-character-count="888"/>
  </office:meta>
</office:document-meta>
</file>